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6.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textarea-horizontal-align="justify" draw:textarea-vertical-align="middle" draw:auto-grow-height="false" fo:min-height="0.396cm" fo:min-width="6.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cm" svg:height="1.2cm" svg:x="4.863cm" svg:y="1.215cm">
          <draw:text-box>
            <text:p>Plans</text:p>
          </draw:text-box>
        </draw:frame>
        <draw:custom-shape draw:style-name="gr2" draw:text-style-name="P2" draw:layer="layout" svg:width="6cm" svg:height="1cm" svg:x="2cm" svg:y="3cm">
          <text:p text:style-name="P2">Unlimite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0.6cm" svg:x="3cm" svg:y="4.4cm">
          <text:p text:style-name="P2">Group Training x 20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2cm" svg:height="0.962cm" svg:x="12.7cm" svg:y="1.2cm">
          <draw:text-box>
            <text:p>Session Types</text:p>
          </draw:text-box>
        </draw:frame>
        <draw:custom-shape draw:style-name="gr5" draw:text-style-name="P2" draw:layer="layout" svg:width="7.1cm" svg:height="0.646cm" svg:x="12.2cm" svg:y="2.409cm">
          <text:p text:style-name="P2">Group Trainin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cm" svg:height="0.646cm" svg:x="12.2cm" svg:y="4.345cm">
          <text:p text:style-name="P2">Personal Training 45mi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cm" svg:height="0.646cm" svg:x="12.2cm" svg:y="3.405cm">
          <text:p text:style-name="P2">Personal Training 1h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cm" svg:x="2cm" svg:y="6cm">
          <text:p text:style-name="P2">Group Training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0.6cm" svg:x="3cm" svg:y="7.4cm">
          <text:p text:style-name="P2">Group Training x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cm" svg:height="0.646cm" svg:x="12.2cm" svg:y="5.354cm">
          <text:p text:style-name="P2">Surf Less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cm" svg:height="0.646cm" svg:x="12.2cm" svg:y="6.4cm">
          <text:p text:style-name="P2">Medititation 15mi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23:52:20.398159403</meta:creation-date>
    <dc:date>2019-04-25T19:06:05.418525944</dc:date>
    <meta:editing-duration>P1DT19H3M35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